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2" svg:font-family="'Courier New'" style:font-adornments="Bold" style:font-pitch="variable"/>
    <style:font-face style:name="Courier New1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.199cm" fo:margin-bottom="0cm" loext:contextual-spacing="false"/>
    </style:style>
    <style:style style:name="P2" style:family="paragraph" style:parent-style-name="Heading_20_1" style:master-page-name="Right_20_Page">
      <style:paragraph-properties fo:margin-top="0cm" fo:margin-bottom="0.21cm" loext:contextual-spacing="false" style:page-number="auto"/>
    </style:style>
    <style:style style:name="P3" style:family="paragraph" style:parent-style-name="Text_20_body">
      <style:text-properties officeooo:paragraph-rsid="00340260"/>
    </style:style>
    <style:style style:name="T1" style:family="text">
      <style:text-properties officeooo:rsid="003030d1"/>
    </style:style>
    <style:style style:name="T2" style:family="text">
      <style:text-properties officeooo:rsid="00340260"/>
    </style:style>
    <style:style style:name="T3" style:family="text">
      <style:text-properties fo:font-style="italic" officeooo:rsid="00340260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eauty and the Beast</text:h>
      <text:p text:style-name="Heading_20_2">(Celine Dion)</text:p>
      <text:p text:style-name="P1">[Verse 1]</text:p>
      <text:p text:style-name="Text_20_body">G <text:s text:c="13"/>C <text:s text:c="4"/>G <text:s text:c="13"/>D</text:p>
      <text:p text:style-name="Text_20_body">Tale as old as time, true as it can be,</text:p>
      <text:p text:style-name="Text_20_body">G <text:s text:c="13"/><text:span text:style-name="T1">B</text:span>m <text:s text:c="17"/>C <text:s text:c="15"/>D</text:p>
      <text:p text:style-name="Text_20_body">Barely even friends, then somebody bends, unexpectedly</text:p>
      <text:p text:style-name="Heading_20_2">[Verse 2]</text:p>
      <text:p text:style-name="Text_20_body">G <text:s text:c="17"/>C <text:s/>G <text:s text:c="15"/>D</text:p>
      <text:p text:style-name="Text_20_body">Just a little change, small to say the least</text:p>
      <text:p text:style-name="Text_20_body"><text:s text:c="18"/>Em <text:s text:c="20"/>C</text:p>
      <text:p text:style-name="Text_20_body">Both a little scared, neither one prepared,</text:p>
      <text:p text:style-name="Text_20_body">D <text:s text:c="17"/>G</text:p>
      <text:p text:style-name="Text_20_body">Beauty and the Beast</text:p>
      <text:p text:style-name="Heading_20_3">[Bridge]</text:p>
      <text:p text:style-name="Text_20_body"><text:s text:c="16"/>Bm C <text:s text:c="16"/>Bm C</text:p>
      <text:p text:style-name="Text_20_body">Ever just the same, <text:s/>Ever a surprise</text:p>
      <text:p text:style-name="P3"><text:s text:c="13"/>Bm <text:s text:c="15"/>Em <text:s text:c="15"/>F <text:s text:c="2"/>D </text:p>
      <text:p text:style-name="P3">Ever as before <text:span text:style-name="T2">e</text:span>ver just as sure <text:span text:style-name="T2">a</text:span>s the sun will rise</text:p>
      <text:p text:style-name="Heading_20_3">[Verse 3]</text:p>
      <text:p text:style-name="Text_20_body">G <text:s text:c="15"/>C <text:s text:c="2"/>G <text:s text:c="13"/>D</text:p>
      <text:p text:style-name="Text_20_body">Tale as old as time, tune as old as song</text:p>
      <text:p text:style-name="Text_20_body">G <text:s text:c="18"/>Bm <text:s text:c="23"/>C</text:p>
      <text:p text:style-name="Text_20_body">Bittersweet and strange, finding you can change</text:p>
      <text:p text:style-name="Text_20_body"><text:s text:c="23"/>D</text:p>
      <text:p text:style-name="Text_20_body">Learning you were wrong</text:p>
      <text:p text:style-name="Heading_20_3">[Verse 4]</text:p>
      <text:p text:style-name="Text_20_body">G <text:s text:c="15"/>C <text:s/>G <text:s text:c="16"/>D</text:p>
      <text:p text:style-name="Text_20_body">Certain as the sun, <text:span text:style-name="T2">r</text:span>ising in the east</text:p>
      <text:p text:style-name="Text_20_body"><text:s text:c="18"/>Em <text:s text:c="19"/>C</text:p>
      <text:p text:style-name="Text_20_body">Tale as old as time, song as old as rhyme</text:p>
      <text:p text:style-name="Text_20_body">D <text:s text:c="17"/>G</text:p>
      <text:p text:style-name="P3">Beauty and the Beast <text:s text:c="3"/><text:span text:style-name="T3">(Repeat last two lines x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2" svg:font-family="'Courier New'" style:font-adornments="Bold" style:font-pitch="variable"/>
    <style:font-face style:name="Courier New1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1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2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1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2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11M59S</meta:editing-duration>
    <meta:editing-cycles>36</meta:editing-cycles>
    <meta:generator>LibreOffice/6.0.1.1$MacOSX_X86_64 LibreOffice_project/60bfb1526849283ce2491346ed2aa51c465abfe6</meta:generator>
    <dc:title>Lyrics + Chords</dc:title>
    <dc:date>2018-06-26T11:27:22.076902454</dc:date>
    <meta:document-statistic meta:table-count="0" meta:image-count="0" meta:object-count="0" meta:page-count="1" meta:paragraph-count="33" meta:word-count="159" meta:character-count="1101" meta:non-whitespace-character-count="55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